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7cm" svg:height="9.005cm" svg:x="14.51cm" svg:y="1.806cm">
            <draw:object draw:notify-on-update-of-ranges="Sheet1.B2:Sheet1.B2 Sheet1.B3:Sheet1.B37 Sheet1.C2:Sheet1.C2 Sheet1.E3:Sheet1.E3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3"/>
          <table:table-cell office:value-type="float" office:value="-2">
            <text:p>-2</text:p>
          </table:table-cell>
          <table:table-cell/>
        </table:table-row>
        <table:table-row table:style-name="ro2">
          <table:table-cell/>
          <table:table-cell office:value-type="string">
            <text:p>status</text:p>
          </table:table-cell>
          <table:table-cell office:value-type="string">
            <text:p>logstatus</text:p>
          </table:table-cell>
          <table:table-cell/>
          <table:table-cell office:value-type="string">
            <text:p>response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LN([.B3])" office:value-type="float" office:value="0">
            <text:p>Err:502</text:p>
          </table:table-cell>
          <table:table-cell table:formula="of:=IF(AND([.$D$1]&gt;0;[.C3]&gt;0);[.C3]*[.$D$1];IF(AND([.$D$1]&lt;0;[.C3]&lt;0);[.C3]*ABS([.$D$1]);[.C3]))" office:value-type="float" office:value="0">
            <text:p>Err:502</text:p>
          </table:table-cell>
          <table:table-cell table:formula="of:=EXP([.D3])" office:value-type="float" office:value="0">
            <text:p>Err:502</text:p>
          </table:table-cell>
        </table:table-row>
        <table:table-row table:style-name="ro1">
          <table:table-cell/>
          <table:table-cell table:formula="of:=[.B3]+0.05" office:value-type="float" office:value="0.05">
            <text:p>0.05</text:p>
          </table:table-cell>
          <table:table-cell table:formula="of:=LN([.B4])" office:value-type="float" office:value="-2.99573227355399">
            <text:p>-2.9957322736</text:p>
          </table:table-cell>
          <table:table-cell table:formula="of:=IF(AND([.$D$1]&gt;0;[.C4]&gt;0);[.C4]*[.$D$1];IF(AND([.$D$1]&lt;0;[.C4]&lt;0);[.C4]*ABS([.$D$1]);[.C4]))" office:value-type="float" office:value="-5.99146454710798">
            <text:p>-5.9914645471</text:p>
          </table:table-cell>
          <table:table-cell table:formula="of:=EXP([.D4])" office:value-type="float" office:value="0.0025">
            <text:p>0.0025</text:p>
          </table:table-cell>
        </table:table-row>
        <table:table-row table:style-name="ro1">
          <table:table-cell/>
          <table:table-cell table:formula="of:=[.B4]+0.05" office:value-type="float" office:value="0.1">
            <text:p>0.1</text:p>
          </table:table-cell>
          <table:table-cell table:formula="of:=LN([.B5])" office:value-type="float" office:value="-2.30258509299405">
            <text:p>-2.302585093</text:p>
          </table:table-cell>
          <table:table-cell table:formula="of:=IF(AND([.$D$1]&gt;0;[.C5]&gt;0);[.C5]*[.$D$1];IF(AND([.$D$1]&lt;0;[.C5]&lt;0);[.C5]*ABS([.$D$1]);[.C5]))" office:value-type="float" office:value="-4.60517018598809">
            <text:p>-4.605170186</text:p>
          </table:table-cell>
          <table:table-cell table:formula="of:=EXP([.D5])" office:value-type="float" office:value="0.01">
            <text:p>0.01</text:p>
          </table:table-cell>
        </table:table-row>
        <table:table-row table:style-name="ro1">
          <table:table-cell/>
          <table:table-cell table:formula="of:=[.B5]+0.05" office:value-type="float" office:value="0.15">
            <text:p>0.15</text:p>
          </table:table-cell>
          <table:table-cell table:formula="of:=LN([.B6])" office:value-type="float" office:value="-1.89711998488588">
            <text:p>-1.8971199849</text:p>
          </table:table-cell>
          <table:table-cell table:formula="of:=IF(AND([.$D$1]&gt;0;[.C6]&gt;0);[.C6]*[.$D$1];IF(AND([.$D$1]&lt;0;[.C6]&lt;0);[.C6]*ABS([.$D$1]);[.C6]))" office:value-type="float" office:value="-3.79423996977176">
            <text:p>-3.7942399698</text:p>
          </table:table-cell>
          <table:table-cell table:formula="of:=EXP([.D6])" office:value-type="float" office:value="0.0225">
            <text:p>0.0225</text:p>
          </table:table-cell>
        </table:table-row>
        <table:table-row table:style-name="ro1">
          <table:table-cell/>
          <table:table-cell table:formula="of:=[.B6]+0.05" office:value-type="float" office:value="0.2">
            <text:p>0.2</text:p>
          </table:table-cell>
          <table:table-cell table:formula="of:=LN([.B7])" office:value-type="float" office:value="-1.6094379124341">
            <text:p>-1.6094379124</text:p>
          </table:table-cell>
          <table:table-cell table:formula="of:=IF(AND([.$D$1]&gt;0;[.C7]&gt;0);[.C7]*[.$D$1];IF(AND([.$D$1]&lt;0;[.C7]&lt;0);[.C7]*ABS([.$D$1]);[.C7]))" office:value-type="float" office:value="-3.2188758248682">
            <text:p>-3.2188758249</text:p>
          </table:table-cell>
          <table:table-cell table:formula="of:=EXP([.D7])" office:value-type="float" office:value="0.04">
            <text:p>0.04</text:p>
          </table:table-cell>
        </table:table-row>
        <table:table-row table:style-name="ro1">
          <table:table-cell/>
          <table:table-cell table:formula="of:=[.B7]+0.05" office:value-type="float" office:value="0.25">
            <text:p>0.25</text:p>
          </table:table-cell>
          <table:table-cell table:formula="of:=LN([.B8])" office:value-type="float" office:value="-1.38629436111989">
            <text:p>-1.3862943611</text:p>
          </table:table-cell>
          <table:table-cell table:formula="of:=IF(AND([.$D$1]&gt;0;[.C8]&gt;0);[.C8]*[.$D$1];IF(AND([.$D$1]&lt;0;[.C8]&lt;0);[.C8]*ABS([.$D$1]);[.C8]))" office:value-type="float" office:value="-2.77258872223978">
            <text:p>-2.7725887222</text:p>
          </table:table-cell>
          <table:table-cell table:formula="of:=EXP([.D8])" office:value-type="float" office:value="0.0625">
            <text:p>0.0625</text:p>
          </table:table-cell>
        </table:table-row>
        <table:table-row table:style-name="ro1">
          <table:table-cell/>
          <table:table-cell table:formula="of:=[.B8]+0.05" office:value-type="float" office:value="0.3">
            <text:p>0.3</text:p>
          </table:table-cell>
          <table:table-cell table:formula="of:=LN([.B9])" office:value-type="float" office:value="-1.20397280432594">
            <text:p>-1.2039728043</text:p>
          </table:table-cell>
          <table:table-cell table:formula="of:=IF(AND([.$D$1]&gt;0;[.C9]&gt;0);[.C9]*[.$D$1];IF(AND([.$D$1]&lt;0;[.C9]&lt;0);[.C9]*ABS([.$D$1]);[.C9]))" office:value-type="float" office:value="-2.40794560865187">
            <text:p>-2.4079456087</text:p>
          </table:table-cell>
          <table:table-cell table:formula="of:=EXP([.D9])" office:value-type="float" office:value="0.09">
            <text:p>0.09</text:p>
          </table:table-cell>
        </table:table-row>
        <table:table-row table:style-name="ro1">
          <table:table-cell/>
          <table:table-cell table:formula="of:=[.B9]+0.05" office:value-type="float" office:value="0.35">
            <text:p>0.35</text:p>
          </table:table-cell>
          <table:table-cell table:formula="of:=LN([.B10])" office:value-type="float" office:value="-1.04982212449868">
            <text:p>-1.0498221245</text:p>
          </table:table-cell>
          <table:table-cell table:formula="of:=IF(AND([.$D$1]&gt;0;[.C10]&gt;0);[.C10]*[.$D$1];IF(AND([.$D$1]&lt;0;[.C10]&lt;0);[.C10]*ABS([.$D$1]);[.C10]))" office:value-type="float" office:value="-2.09964424899736">
            <text:p>-2.099644249</text:p>
          </table:table-cell>
          <table:table-cell table:formula="of:=EXP([.D10])" office:value-type="float" office:value="0.1225">
            <text:p>0.1225</text:p>
          </table:table-cell>
        </table:table-row>
        <table:table-row table:style-name="ro1">
          <table:table-cell/>
          <table:table-cell table:formula="of:=[.B10]+0.05" office:value-type="float" office:value="0.4">
            <text:p>0.4</text:p>
          </table:table-cell>
          <table:table-cell table:formula="of:=LN([.B11])" office:value-type="float" office:value="-0.916290731874155">
            <text:p>-0.9162907319</text:p>
          </table:table-cell>
          <table:table-cell table:formula="of:=IF(AND([.$D$1]&gt;0;[.C11]&gt;0);[.C11]*[.$D$1];IF(AND([.$D$1]&lt;0;[.C11]&lt;0);[.C11]*ABS([.$D$1]);[.C11]))" office:value-type="float" office:value="-1.83258146374831">
            <text:p>-1.8325814637</text:p>
          </table:table-cell>
          <table:table-cell table:formula="of:=EXP([.D11])" office:value-type="float" office:value="0.16">
            <text:p>0.16</text:p>
          </table:table-cell>
        </table:table-row>
        <table:table-row table:style-name="ro1">
          <table:table-cell/>
          <table:table-cell table:formula="of:=[.B11]+0.05" office:value-type="float" office:value="0.45">
            <text:p>0.45</text:p>
          </table:table-cell>
          <table:table-cell table:formula="of:=LN([.B12])" office:value-type="float" office:value="-0.798507696217772">
            <text:p>-0.7985076962</text:p>
          </table:table-cell>
          <table:table-cell table:formula="of:=IF(AND([.$D$1]&gt;0;[.C12]&gt;0);[.C12]*[.$D$1];IF(AND([.$D$1]&lt;0;[.C12]&lt;0);[.C12]*ABS([.$D$1]);[.C12]))" office:value-type="float" office:value="-1.59701539243554">
            <text:p>-1.5970153924</text:p>
          </table:table-cell>
          <table:table-cell table:formula="of:=EXP([.D12])" office:value-type="float" office:value="0.2025">
            <text:p>0.2025</text:p>
          </table:table-cell>
        </table:table-row>
        <table:table-row table:style-name="ro1">
          <table:table-cell/>
          <table:table-cell table:formula="of:=[.B12]+0.05" office:value-type="float" office:value="0.5">
            <text:p>0.5</text:p>
          </table:table-cell>
          <table:table-cell table:formula="of:=LN([.B13])" office:value-type="float" office:value="-0.693147180559945">
            <text:p>-0.6931471806</text:p>
          </table:table-cell>
          <table:table-cell table:formula="of:=IF(AND([.$D$1]&gt;0;[.C13]&gt;0);[.C13]*[.$D$1];IF(AND([.$D$1]&lt;0;[.C13]&lt;0);[.C13]*ABS([.$D$1]);[.C13]))" office:value-type="float" office:value="-1.38629436111989">
            <text:p>-1.3862943611</text:p>
          </table:table-cell>
          <table:table-cell table:formula="of:=EXP([.D13])" office:value-type="float" office:value="0.25">
            <text:p>0.25</text:p>
          </table:table-cell>
        </table:table-row>
        <table:table-row table:style-name="ro1">
          <table:table-cell/>
          <table:table-cell table:formula="of:=[.B13]+0.05" office:value-type="float" office:value="0.55">
            <text:p>0.55</text:p>
          </table:table-cell>
          <table:table-cell table:formula="of:=LN([.B14])" office:value-type="float" office:value="-0.59783700075562">
            <text:p>-0.5978370008</text:p>
          </table:table-cell>
          <table:table-cell table:formula="of:=IF(AND([.$D$1]&gt;0;[.C14]&gt;0);[.C14]*[.$D$1];IF(AND([.$D$1]&lt;0;[.C14]&lt;0);[.C14]*ABS([.$D$1]);[.C14]))" office:value-type="float" office:value="-1.19567400151124">
            <text:p>-1.1956740015</text:p>
          </table:table-cell>
          <table:table-cell table:formula="of:=EXP([.D14])" office:value-type="float" office:value="0.3025">
            <text:p>0.3025</text:p>
          </table:table-cell>
        </table:table-row>
        <table:table-row table:style-name="ro1">
          <table:table-cell/>
          <table:table-cell table:formula="of:=[.B14]+0.05" office:value-type="float" office:value="0.6">
            <text:p>0.6</text:p>
          </table:table-cell>
          <table:table-cell table:formula="of:=LN([.B15])" office:value-type="float" office:value="-0.510825623765991">
            <text:p>-0.5108256238</text:p>
          </table:table-cell>
          <table:table-cell table:formula="of:=IF(AND([.$D$1]&gt;0;[.C15]&gt;0);[.C15]*[.$D$1];IF(AND([.$D$1]&lt;0;[.C15]&lt;0);[.C15]*ABS([.$D$1]);[.C15]))" office:value-type="float" office:value="-1.02165124753198">
            <text:p>-1.0216512475</text:p>
          </table:table-cell>
          <table:table-cell table:formula="of:=EXP([.D15])" office:value-type="float" office:value="0.36">
            <text:p>0.36</text:p>
          </table:table-cell>
        </table:table-row>
        <table:table-row table:style-name="ro1">
          <table:table-cell/>
          <table:table-cell table:formula="of:=[.B15]+0.05" office:value-type="float" office:value="0.65">
            <text:p>0.65</text:p>
          </table:table-cell>
          <table:table-cell table:formula="of:=LN([.B16])" office:value-type="float" office:value="-0.430782916092454">
            <text:p>-0.4307829161</text:p>
          </table:table-cell>
          <table:table-cell table:formula="of:=IF(AND([.$D$1]&gt;0;[.C16]&gt;0);[.C16]*[.$D$1];IF(AND([.$D$1]&lt;0;[.C16]&lt;0);[.C16]*ABS([.$D$1]);[.C16]))" office:value-type="float" office:value="-0.861565832184908">
            <text:p>-0.8615658322</text:p>
          </table:table-cell>
          <table:table-cell table:formula="of:=EXP([.D16])" office:value-type="float" office:value="0.4225">
            <text:p>0.4225</text:p>
          </table:table-cell>
        </table:table-row>
        <table:table-row table:style-name="ro1">
          <table:table-cell/>
          <table:table-cell table:formula="of:=[.B16]+0.05" office:value-type="float" office:value="0.7">
            <text:p>0.7</text:p>
          </table:table-cell>
          <table:table-cell table:formula="of:=LN([.B17])" office:value-type="float" office:value="-0.356674943938732">
            <text:p>-0.3566749439</text:p>
          </table:table-cell>
          <table:table-cell table:formula="of:=IF(AND([.$D$1]&gt;0;[.C17]&gt;0);[.C17]*[.$D$1];IF(AND([.$D$1]&lt;0;[.C17]&lt;0);[.C17]*ABS([.$D$1]);[.C17]))" office:value-type="float" office:value="-0.713349887877465">
            <text:p>-0.7133498879</text:p>
          </table:table-cell>
          <table:table-cell table:formula="of:=EXP([.D17])" office:value-type="float" office:value="0.49">
            <text:p>0.49</text:p>
          </table:table-cell>
        </table:table-row>
        <table:table-row table:style-name="ro1">
          <table:table-cell/>
          <table:table-cell table:formula="of:=[.B17]+0.05" office:value-type="float" office:value="0.75">
            <text:p>0.75</text:p>
          </table:table-cell>
          <table:table-cell table:formula="of:=LN([.B18])" office:value-type="float" office:value="-0.287682072451781">
            <text:p>-0.2876820725</text:p>
          </table:table-cell>
          <table:table-cell table:formula="of:=IF(AND([.$D$1]&gt;0;[.C18]&gt;0);[.C18]*[.$D$1];IF(AND([.$D$1]&lt;0;[.C18]&lt;0);[.C18]*ABS([.$D$1]);[.C18]))" office:value-type="float" office:value="-0.575364144903562">
            <text:p>-0.5753641449</text:p>
          </table:table-cell>
          <table:table-cell table:formula="of:=EXP([.D18])" office:value-type="float" office:value="0.5625">
            <text:p>0.5625</text:p>
          </table:table-cell>
        </table:table-row>
        <table:table-row table:style-name="ro1">
          <table:table-cell/>
          <table:table-cell table:formula="of:=[.B18]+0.05" office:value-type="float" office:value="0.8">
            <text:p>0.8</text:p>
          </table:table-cell>
          <table:table-cell table:formula="of:=LN([.B19])" office:value-type="float" office:value="-0.22314355131421">
            <text:p>-0.2231435513</text:p>
          </table:table-cell>
          <table:table-cell table:formula="of:=IF(AND([.$D$1]&gt;0;[.C19]&gt;0);[.C19]*[.$D$1];IF(AND([.$D$1]&lt;0;[.C19]&lt;0);[.C19]*ABS([.$D$1]);[.C19]))" office:value-type="float" office:value="-0.446287102628419">
            <text:p>-0.4462871026</text:p>
          </table:table-cell>
          <table:table-cell table:formula="of:=EXP([.D19])" office:value-type="float" office:value="0.64">
            <text:p>0.64</text:p>
          </table:table-cell>
        </table:table-row>
        <table:table-row table:style-name="ro1">
          <table:table-cell/>
          <table:table-cell table:formula="of:=[.B19]+0.05" office:value-type="float" office:value="0.85">
            <text:p>0.85</text:p>
          </table:table-cell>
          <table:table-cell table:formula="of:=LN([.B20])" office:value-type="float" office:value="-0.162518929497775">
            <text:p>-0.1625189295</text:p>
          </table:table-cell>
          <table:table-cell table:formula="of:=IF(AND([.$D$1]&gt;0;[.C20]&gt;0);[.C20]*[.$D$1];IF(AND([.$D$1]&lt;0;[.C20]&lt;0);[.C20]*ABS([.$D$1]);[.C20]))" office:value-type="float" office:value="-0.325037858995549">
            <text:p>-0.325037859</text:p>
          </table:table-cell>
          <table:table-cell table:formula="of:=EXP([.D20])" office:value-type="float" office:value="0.7225">
            <text:p>0.7225</text:p>
          </table:table-cell>
        </table:table-row>
        <table:table-row table:style-name="ro1">
          <table:table-cell/>
          <table:table-cell table:formula="of:=[.B20]+0.05" office:value-type="float" office:value="0.9">
            <text:p>0.9</text:p>
          </table:table-cell>
          <table:table-cell table:formula="of:=LN([.B21])" office:value-type="float" office:value="-0.105360515657826">
            <text:p>-0.1053605157</text:p>
          </table:table-cell>
          <table:table-cell table:formula="of:=IF(AND([.$D$1]&gt;0;[.C21]&gt;0);[.C21]*[.$D$1];IF(AND([.$D$1]&lt;0;[.C21]&lt;0);[.C21]*ABS([.$D$1]);[.C21]))" office:value-type="float" office:value="-0.210721031315652">
            <text:p>-0.2107210313</text:p>
          </table:table-cell>
          <table:table-cell table:formula="of:=EXP([.D21])" office:value-type="float" office:value="0.81">
            <text:p>0.81</text:p>
          </table:table-cell>
        </table:table-row>
        <table:table-row table:style-name="ro1">
          <table:table-cell/>
          <table:table-cell table:formula="of:=[.B21]+0.05" office:value-type="float" office:value="0.95">
            <text:p>0.95</text:p>
          </table:table-cell>
          <table:table-cell table:formula="of:=LN([.B22])" office:value-type="float" office:value="-0.0512932943875502">
            <text:p>-0.0512932944</text:p>
          </table:table-cell>
          <table:table-cell table:formula="of:=IF(AND([.$D$1]&gt;0;[.C22]&gt;0);[.C22]*[.$D$1];IF(AND([.$D$1]&lt;0;[.C22]&lt;0);[.C22]*ABS([.$D$1]);[.C22]))" office:value-type="float" office:value="-0.1025865887751">
            <text:p>-0.1025865888</text:p>
          </table:table-cell>
          <table:table-cell table:formula="of:=EXP([.D22])" office:value-type="float" office:value="0.9025">
            <text:p>0.9025</text:p>
          </table:table-cell>
        </table:table-row>
        <table:table-row table:style-name="ro1">
          <table:table-cell/>
          <table:table-cell table:formula="of:=[.B22]+0.05" office:value-type="float" office:value="1">
            <text:p>1</text:p>
          </table:table-cell>
          <table:table-cell table:formula="of:=LN([.B23])" office:value-type="float" office:value="2.22044604925031E-016">
            <text:p>2.22044604925031E-016</text:p>
          </table:table-cell>
          <table:table-cell table:formula="of:=IF(AND([.$D$1]&gt;0;[.C23]&gt;0);[.C23]*[.$D$1];IF(AND([.$D$1]&lt;0;[.C23]&lt;0);[.C23]*ABS([.$D$1]);[.C23]))" office:value-type="float" office:value="2.22044604925031E-016">
            <text:p>2.22044604925031E-016</text:p>
          </table:table-cell>
          <table:table-cell table:formula="of:=EXP([.D23])" office:value-type="float" office:value="1">
            <text:p>1</text:p>
          </table:table-cell>
        </table:table-row>
        <table:table-row table:style-name="ro1">
          <table:table-cell/>
          <table:table-cell table:formula="of:=[.B23]+0.05" office:value-type="float" office:value="1.05">
            <text:p>1.05</text:p>
          </table:table-cell>
          <table:table-cell table:formula="of:=LN([.B24])" office:value-type="float" office:value="0.0487901641694323">
            <text:p>0.0487901642</text:p>
          </table:table-cell>
          <table:table-cell table:formula="of:=IF(AND([.$D$1]&gt;0;[.C24]&gt;0);[.C24]*[.$D$1];IF(AND([.$D$1]&lt;0;[.C24]&lt;0);[.C24]*ABS([.$D$1]);[.C24]))" office:value-type="float" office:value="0.0487901641694323">
            <text:p>0.0487901642</text:p>
          </table:table-cell>
          <table:table-cell table:formula="of:=EXP([.D24])" office:value-type="float" office:value="1.05">
            <text:p>1.05</text:p>
          </table:table-cell>
        </table:table-row>
        <table:table-row table:style-name="ro1">
          <table:table-cell/>
          <table:table-cell table:formula="of:=[.B24]+0.05" office:value-type="float" office:value="1.1">
            <text:p>1.1</text:p>
          </table:table-cell>
          <table:table-cell table:formula="of:=LN([.B25])" office:value-type="float" office:value="0.0953101798043251">
            <text:p>0.0953101798</text:p>
          </table:table-cell>
          <table:table-cell table:formula="of:=IF(AND([.$D$1]&gt;0;[.C25]&gt;0);[.C25]*[.$D$1];IF(AND([.$D$1]&lt;0;[.C25]&lt;0);[.C25]*ABS([.$D$1]);[.C25]))" office:value-type="float" office:value="0.0953101798043251">
            <text:p>0.0953101798</text:p>
          </table:table-cell>
          <table:table-cell table:formula="of:=EXP([.D25])" office:value-type="float" office:value="1.1">
            <text:p>1.1</text:p>
          </table:table-cell>
        </table:table-row>
        <table:table-row table:style-name="ro1">
          <table:table-cell/>
          <table:table-cell table:formula="of:=[.B25]+0.05" office:value-type="float" office:value="1.15">
            <text:p>1.15</text:p>
          </table:table-cell>
          <table:table-cell table:formula="of:=LN([.B26])" office:value-type="float" office:value="0.139761942375159">
            <text:p>0.1397619424</text:p>
          </table:table-cell>
          <table:table-cell table:formula="of:=IF(AND([.$D$1]&gt;0;[.C26]&gt;0);[.C26]*[.$D$1];IF(AND([.$D$1]&lt;0;[.C26]&lt;0);[.C26]*ABS([.$D$1]);[.C26]))" office:value-type="float" office:value="0.139761942375159">
            <text:p>0.1397619424</text:p>
          </table:table-cell>
          <table:table-cell table:formula="of:=EXP([.D26])" office:value-type="float" office:value="1.15">
            <text:p>1.15</text:p>
          </table:table-cell>
        </table:table-row>
        <table:table-row table:style-name="ro1">
          <table:table-cell/>
          <table:table-cell table:formula="of:=[.B26]+0.05" office:value-type="float" office:value="1.2">
            <text:p>1.2</text:p>
          </table:table-cell>
          <table:table-cell table:formula="of:=LN([.B27])" office:value-type="float" office:value="0.182321556793955">
            <text:p>0.1823215568</text:p>
          </table:table-cell>
          <table:table-cell table:formula="of:=IF(AND([.$D$1]&gt;0;[.C27]&gt;0);[.C27]*[.$D$1];IF(AND([.$D$1]&lt;0;[.C27]&lt;0);[.C27]*ABS([.$D$1]);[.C27]))" office:value-type="float" office:value="0.182321556793955">
            <text:p>0.1823215568</text:p>
          </table:table-cell>
          <table:table-cell table:formula="of:=EXP([.D27])" office:value-type="float" office:value="1.2">
            <text:p>1.2</text:p>
          </table:table-cell>
        </table:table-row>
        <table:table-row table:style-name="ro1">
          <table:table-cell/>
          <table:table-cell table:formula="of:=[.B27]+0.05" office:value-type="float" office:value="1.25">
            <text:p>1.25</text:p>
          </table:table-cell>
          <table:table-cell table:formula="of:=LN([.B28])" office:value-type="float" office:value="0.22314355131421">
            <text:p>0.2231435513</text:p>
          </table:table-cell>
          <table:table-cell table:formula="of:=IF(AND([.$D$1]&gt;0;[.C28]&gt;0);[.C28]*[.$D$1];IF(AND([.$D$1]&lt;0;[.C28]&lt;0);[.C28]*ABS([.$D$1]);[.C28]))" office:value-type="float" office:value="0.22314355131421">
            <text:p>0.2231435513</text:p>
          </table:table-cell>
          <table:table-cell table:formula="of:=EXP([.D28])" office:value-type="float" office:value="1.25">
            <text:p>1.25</text:p>
          </table:table-cell>
        </table:table-row>
        <table:table-row table:style-name="ro1">
          <table:table-cell/>
          <table:table-cell table:formula="of:=[.B28]+0.05" office:value-type="float" office:value="1.3">
            <text:p>1.3</text:p>
          </table:table-cell>
          <table:table-cell table:formula="of:=LN([.B29])" office:value-type="float" office:value="0.262364264467491">
            <text:p>0.2623642645</text:p>
          </table:table-cell>
          <table:table-cell table:formula="of:=IF(AND([.$D$1]&gt;0;[.C29]&gt;0);[.C29]*[.$D$1];IF(AND([.$D$1]&lt;0;[.C29]&lt;0);[.C29]*ABS([.$D$1]);[.C29]))" office:value-type="float" office:value="0.262364264467491">
            <text:p>0.2623642645</text:p>
          </table:table-cell>
          <table:table-cell table:formula="of:=EXP([.D29])" office:value-type="float" office:value="1.3">
            <text:p>1.3</text:p>
          </table:table-cell>
        </table:table-row>
        <table:table-row table:style-name="ro1">
          <table:table-cell/>
          <table:table-cell table:formula="of:=[.B29]+0.05" office:value-type="float" office:value="1.35">
            <text:p>1.35</text:p>
          </table:table-cell>
          <table:table-cell table:formula="of:=LN([.B30])" office:value-type="float" office:value="0.300104592450338">
            <text:p>0.3001045925</text:p>
          </table:table-cell>
          <table:table-cell table:formula="of:=IF(AND([.$D$1]&gt;0;[.C30]&gt;0);[.C30]*[.$D$1];IF(AND([.$D$1]&lt;0;[.C30]&lt;0);[.C30]*ABS([.$D$1]);[.C30]))" office:value-type="float" office:value="0.300104592450338">
            <text:p>0.3001045925</text:p>
          </table:table-cell>
          <table:table-cell table:formula="of:=EXP([.D30])" office:value-type="float" office:value="1.35">
            <text:p>1.35</text:p>
          </table:table-cell>
        </table:table-row>
        <table:table-row table:style-name="ro1">
          <table:table-cell/>
          <table:table-cell table:formula="of:=[.B30]+0.05" office:value-type="float" office:value="1.4">
            <text:p>1.4</text:p>
          </table:table-cell>
          <table:table-cell table:formula="of:=LN([.B31])" office:value-type="float" office:value="0.336472236621213">
            <text:p>0.3364722366</text:p>
          </table:table-cell>
          <table:table-cell table:formula="of:=IF(AND([.$D$1]&gt;0;[.C31]&gt;0);[.C31]*[.$D$1];IF(AND([.$D$1]&lt;0;[.C31]&lt;0);[.C31]*ABS([.$D$1]);[.C31]))" office:value-type="float" office:value="0.336472236621213">
            <text:p>0.3364722366</text:p>
          </table:table-cell>
          <table:table-cell table:formula="of:=EXP([.D31])" office:value-type="float" office:value="1.4">
            <text:p>1.4</text:p>
          </table:table-cell>
        </table:table-row>
        <table:table-row table:style-name="ro1">
          <table:table-cell/>
          <table:table-cell table:formula="of:=[.B31]+0.05" office:value-type="float" office:value="1.45">
            <text:p>1.45</text:p>
          </table:table-cell>
          <table:table-cell table:formula="of:=LN([.B32])" office:value-type="float" office:value="0.371563556432483">
            <text:p>0.3715635564</text:p>
          </table:table-cell>
          <table:table-cell table:formula="of:=IF(AND([.$D$1]&gt;0;[.C32]&gt;0);[.C32]*[.$D$1];IF(AND([.$D$1]&lt;0;[.C32]&lt;0);[.C32]*ABS([.$D$1]);[.C32]))" office:value-type="float" office:value="0.371563556432483">
            <text:p>0.3715635564</text:p>
          </table:table-cell>
          <table:table-cell table:formula="of:=EXP([.D32])" office:value-type="float" office:value="1.45">
            <text:p>1.45</text:p>
          </table:table-cell>
        </table:table-row>
        <table:table-row table:style-name="ro1">
          <table:table-cell/>
          <table:table-cell table:formula="of:=[.B32]+0.05" office:value-type="float" office:value="1.5">
            <text:p>1.5</text:p>
          </table:table-cell>
          <table:table-cell table:formula="of:=LN([.B33])" office:value-type="float" office:value="0.405465108108165">
            <text:p>0.4054651081</text:p>
          </table:table-cell>
          <table:table-cell table:formula="of:=IF(AND([.$D$1]&gt;0;[.C33]&gt;0);[.C33]*[.$D$1];IF(AND([.$D$1]&lt;0;[.C33]&lt;0);[.C33]*ABS([.$D$1]);[.C33]))" office:value-type="float" office:value="0.405465108108165">
            <text:p>0.4054651081</text:p>
          </table:table-cell>
          <table:table-cell table:formula="of:=EXP([.D33])" office:value-type="float" office:value="1.5">
            <text:p>1.5</text:p>
          </table:table-cell>
        </table:table-row>
        <table:table-row table:style-name="ro1">
          <table:table-cell/>
          <table:table-cell table:formula="of:=[.B33]+0.05" office:value-type="float" office:value="1.55">
            <text:p>1.55</text:p>
          </table:table-cell>
          <table:table-cell table:formula="of:=LN([.B34])" office:value-type="float" office:value="0.438254930931156">
            <text:p>0.4382549309</text:p>
          </table:table-cell>
          <table:table-cell table:formula="of:=IF(AND([.$D$1]&gt;0;[.C34]&gt;0);[.C34]*[.$D$1];IF(AND([.$D$1]&lt;0;[.C34]&lt;0);[.C34]*ABS([.$D$1]);[.C34]))" office:value-type="float" office:value="0.438254930931156">
            <text:p>0.4382549309</text:p>
          </table:table-cell>
          <table:table-cell table:formula="of:=EXP([.D34])" office:value-type="float" office:value="1.55">
            <text:p>1.55</text:p>
          </table:table-cell>
        </table:table-row>
        <table:table-row table:style-name="ro1">
          <table:table-cell/>
          <table:table-cell table:formula="of:=[.B34]+0.05" office:value-type="float" office:value="1.6">
            <text:p>1.6</text:p>
          </table:table-cell>
          <table:table-cell table:formula="of:=LN([.B35])" office:value-type="float" office:value="0.470003629245736">
            <text:p>0.4700036292</text:p>
          </table:table-cell>
          <table:table-cell table:formula="of:=IF(AND([.$D$1]&gt;0;[.C35]&gt;0);[.C35]*[.$D$1];IF(AND([.$D$1]&lt;0;[.C35]&lt;0);[.C35]*ABS([.$D$1]);[.C35]))" office:value-type="float" office:value="0.470003629245736">
            <text:p>0.4700036292</text:p>
          </table:table-cell>
          <table:table-cell table:formula="of:=EXP([.D35])" office:value-type="float" office:value="1.6">
            <text:p>1.6</text:p>
          </table:table-cell>
        </table:table-row>
        <table:table-row table:style-name="ro1">
          <table:table-cell/>
          <table:table-cell table:formula="of:=[.B35]+0.05" office:value-type="float" office:value="1.65">
            <text:p>1.65</text:p>
          </table:table-cell>
          <table:table-cell table:formula="of:=LN([.B36])" office:value-type="float" office:value="0.50077528791249">
            <text:p>0.5007752879</text:p>
          </table:table-cell>
          <table:table-cell table:formula="of:=IF(AND([.$D$1]&gt;0;[.C36]&gt;0);[.C36]*[.$D$1];IF(AND([.$D$1]&lt;0;[.C36]&lt;0);[.C36]*ABS([.$D$1]);[.C36]))" office:value-type="float" office:value="0.50077528791249">
            <text:p>0.5007752879</text:p>
          </table:table-cell>
          <table:table-cell table:formula="of:=EXP([.D36])" office:value-type="float" office:value="1.65">
            <text:p>1.65</text:p>
          </table:table-cell>
        </table:table-row>
        <table:table-row table:style-name="ro1">
          <table:table-cell/>
          <table:table-cell table:formula="of:=[.B36]+0.05" office:value-type="float" office:value="1.7">
            <text:p>1.7</text:p>
          </table:table-cell>
          <table:table-cell table:formula="of:=LN([.B37])" office:value-type="float" office:value="0.530628251062171">
            <text:p>0.5306282511</text:p>
          </table:table-cell>
          <table:table-cell table:formula="of:=IF(AND([.$D$1]&gt;0;[.C37]&gt;0);[.C37]*[.$D$1];IF(AND([.$D$1]&lt;0;[.C37]&lt;0);[.C37]*ABS([.$D$1]);[.C37]))" office:value-type="float" office:value="0.530628251062171">
            <text:p>0.5306282511</text:p>
          </table:table-cell>
          <table:table-cell table:formula="of:=EXP([.D37])" office:value-type="float" office:value="1.7">
            <text:p>1.7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kome Bentley</meta:initial-creator>
    <meta:creation-date>2014-08-01T13:55:26</meta:creation-date>
    <dc:date>2014-08-01T14:58:53</dc:date>
    <dc:creator>Nokome Bentley</dc:creator>
    <meta:editing-duration>PT33M6S</meta:editing-duration>
    <meta:editing-cycles>1</meta:editing-cycles>
    <meta:document-statistic meta:table-count="3" meta:cell-count="144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252cm" svg:y="4.204cm" style:legend-expansion="high" chart:style-name="ch2"/>
        <chart:plot-area chart:style-name="ch3" table:cell-range-address="Sheet1.B2:Sheet1.B37 Sheet1.C2:Sheet1.C2 Sheet1.E3:Sheet1.E37" chart:data-source-has-labels="row" svg:x="0.769cm" svg:y="0.855cm" svg:width="11.845cm" svg:height="7.551cm">
          <chartooo:coordinate-region svg:x="1.496cm" svg:y="1.055cm" svg:width="10.878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37" chart:label-cell-address="Sheet1.C2:Sheet1.C2" chart:class="chart:scatter">
            <chart:domain table:cell-range-address="Sheet1.B3:Sheet1.B37"/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gstatus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37</svg:desc>
                </draw:g>
              </table:table-cell>
              <table:table-cell office:value-type="float" office:value="NaN">
                <text:p>NaN</text:p>
                <draw:g>
                  <svg:desc>Sheet1.E3:Sheet1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1225">
                <text:p>0.1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2025">
                <text:p>0.2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3025">
                <text:p>0.3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4225">
                <text:p>0.42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7225">
                <text:p>0.7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9025">
                <text:p>0.90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